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justify" draw:textarea-vertical-align="middle" draw:auto-grow-height="false" fo:min-height="0.75cm" fo:min-width="3.5cm"/>
      <style:paragraph-properties style:writing-mode="lr-tb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min-height="0cm" fo:min-width="0.101cm"/>
    </style:style>
    <style:style style:name="gr3" style:family="graphic" style:parent-style-name="standard" style:list-style-name="L1">
      <style:graphic-properties draw:fill-color="#dddddd" draw:textarea-horizontal-align="justify" draw:textarea-vertical-align="top" draw:auto-grow-height="false" fo:min-height="2.05cm" fo:min-width="4.6cm"/>
      <style:paragraph-properties style:writing-mode="lr-tb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0.146cm" fo:min-width="1.084cm"/>
      <style:paragraph-properties style:writing-mode="lr-tb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.072cm" fo:min-width="0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marker-end="Rounded_20_large_20_Arrow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-color="#aecf00"/>
      <style:paragraph-properties fo:text-align="center"/>
    </style:style>
    <style:style style:name="P4" style:family="paragraph">
      <style:paragraph-properties fo:margin-left="1.9cm" fo:margin-right="0cm" fo:margin-top="0.3cm" fo:margin-bottom="0.3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dddddd"/>
      <style:paragraph-properties fo:margin-left="1.9cm" fo:margin-right="0cm" fo:margin-top="0.3cm" fo:margin-bottom="0.3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950e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4cm" svg:height="1cm" svg:x="3cm" svg:y="3cm">
            <text:p text:style-name="P1"><text:span text:style-name="T1">i</text:span><text:span text:style-name="T1">m</text:span><text:span text:style-name="T1">m</text:span><text:span text:style-name="T1">u</text:span><text:span text:style-name="T1">t</text:span><text:span text:style-name="T1">a</text:span><text:span text:style-name="T1">b</text:span><text:span text:style-name="T1">l</text:span><text:span text:style-name="T1">e</text:span><text:span text:style-name="T1">-</text:span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3" xml:id="id2" draw:id="id2" draw:layer="layout" svg:width="0.6cm" svg:height="0.4cm" svg:x="4.7cm" svg:y="3.8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>
          <draw:custom-shape draw:style-name="gr1" draw:text-style-name="P2" xml:id="id1" draw:id="id1" draw:layer="layout" svg:width="4cm" svg:height="1cm" svg:x="3cm" svg:y="6.001cm">
            <text:p text:style-name="P1"><text:span text:style-name="T1">dclar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3" xml:id="id4" draw:id="id4" draw:layer="layout" svg:width="0.6cm" svg:height="0.4cm" svg:x="4.701cm" svg:y="6.80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>
          <draw:custom-shape draw:style-name="gr1" draw:text-style-name="P2" xml:id="id5" draw:id="id5" draw:layer="layout" svg:width="4cm" svg:height="1cm" svg:x="9cm" svg:y="9.003cm">
            <text:p text:style-name="P1"><text:span text:style-name="T1">dclareForJava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3" draw:layer="layout" svg:width="0.6cm" svg:height="0.4cm" svg:x="10.702cm" svg:y="9.80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>
          <draw:custom-shape draw:style-name="gr3" draw:text-style-name="P5" draw:layer="layout" svg:width="5.1cm" svg:height="2.3cm" svg:x="8cm" svg:y="3cm">
            <text:p text:style-name="P4"><text:span text:style-name="T2">repo @ github</text:span></text:p>
            <text:p text:style-name="P4"><text:span text:style-name="T2">package (jar) @ github</text:span></text:p>
            <text:p text:style-name="P4"><text:span text:style-name="T2">plugin @ JetBrains</text:span></text:p>
            <text:p text:style-name="P4"><text:span text:style-name="T2">depends 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1.584cm" svg:height="0.396cm" svg:x="8.3cm" svg:y="3.104cm">
            <text:p text:style-name="P1"><text:span text:style-name="T1"/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3" draw:layer="layout" svg:width="0.6cm" svg:height="0.4cm" svg:x="8.803cm" svg:y="3.603cm">
            <text:p/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  <draw:custom-shape draw:style-name="gr5" draw:text-style-name="P6" draw:layer="layout" svg:width="0.4cm" svg:height="0.4cm" svg:x="8.9cm" svg:y="4.2cm">
            <text:p/>
  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  </draw:custom-shape>
          <draw:connector draw:style-name="gr6" draw:text-style-name="P7" draw:layer="layout" svg:x1="8.7cm" svg:y1="5cm" svg:x2="9.615cm" svg:y2="5cm" svg:d="M8700 5000h915" svg:viewBox="0 0 916 1">
            <text:p/>
          </draw:connector>
        </draw:g>
        <draw:g xml:id="id7" draw:id="id7">
          <draw:custom-shape draw:style-name="gr1" draw:text-style-name="P2" xml:id="id3" draw:id="id3" draw:layer="layout" svg:width="4cm" svg:height="1cm" svg:x="3cm" svg:y="9.002cm">
            <text:p text:style-name="P1"><text:span text:style-name="T1">dclareForMP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6" draw:layer="layout" svg:width="0.401cm" svg:height="0.4cm" svg:x="4.8cm" svg:y="9.801cm">
            <text:p/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</draw:g>
        <draw:connector draw:style-name="gr7" draw:text-style-name="P1" draw:layer="layout" svg:x1="5cm" svg:y1="6.001cm" svg:x2="5cm" svg:y2="4.2cm" draw:start-shape="id1" draw:start-glue-point="4" draw:end-shape="id2" draw:end-glue-point="7" svg:d="M5000 6001v-1801" svg:viewBox="0 0 1 1802">
          <text:p/>
        </draw:connector>
        <draw:connector draw:style-name="gr6" draw:text-style-name="P7" draw:layer="layout" svg:x1="5cm" svg:y1="9.002cm" svg:x2="5.001cm" svg:y2="7.201cm" draw:start-shape="id3" draw:start-glue-point="4" draw:end-shape="id4" draw:end-glue-point="7" svg:d="M5000 9002v-900h1v-901" svg:viewBox="0 0 2 1802">
          <text:p/>
        </draw:connector>
        <draw:connector draw:style-name="gr6" draw:text-style-name="P7" draw:layer="layout" svg:x1="11cm" svg:y1="9.003cm" svg:x2="5.001cm" svg:y2="7.201cm" draw:start-shape="id5" draw:start-glue-point="4" draw:end-shape="id4" draw:end-glue-point="7" svg:d="M11000 9003v-900h-5999v-902" svg:viewBox="0 0 6000 1803">
          <text:p/>
        </draw:connector>
        <draw:g xml:id="id6" draw:id="id6">
          <draw:custom-shape draw:style-name="gr1" draw:text-style-name="P2" draw:layer="layout" svg:width="4cm" svg:height="1cm" svg:x="3cm" svg:y="12.003cm">
            <text:p text:style-name="P1"><text:span text:style-name="T1">C</text:span><text:span text:style-name="T1">E</text:span><text:span text:style-name="T1">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6" draw:layer="layout" svg:width="0.401cm" svg:height="0.4cm" svg:x="4.8cm" svg:y="12.802cm">
            <text:p/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</draw:g>
        <draw:connector draw:style-name="gr6" draw:text-style-name="P7" draw:layer="layout" svg:x1="5cm" svg:y1="12.003cm" svg:x2="5cm" svg:y2="10.201cm" draw:start-shape="id6" draw:start-glue-point="0" draw:end-shape="id7" draw:end-glue-point="2" svg:d="M5000 12003v-1802" svg:viewBox="0 0 1 1803">
          <text:p/>
        </draw:connector>
        <draw:g xml:id="id9" draw:id="id9">
          <draw:custom-shape draw:style-name="gr1" draw:text-style-name="P2" draw:layer="layout" svg:width="4cm" svg:height="1cm" svg:x="9cm" svg:y="14.404cm">
            <text:p text:style-name="P1"><text:span text:style-name="T1">avola-impor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6" draw:layer="layout" svg:width="0.401cm" svg:height="0.4cm" svg:x="10.8cm" svg:y="15.203cm">
            <text:p/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</draw:g>
        <draw:custom-shape draw:style-name="gr1" draw:text-style-name="P2" xml:id="id8" draw:id="id8" draw:layer="layout" svg:width="4cm" svg:height="1cm" svg:x="3cm" svg:y="17.005cm">
          <text:p text:style-name="P1"><text:span text:style-name="T1">WeAreN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5cm" svg:y1="17.005cm" svg:x2="5cm" svg:y2="13.202cm" draw:start-shape="id8" draw:start-glue-point="4" draw:end-shape="id6" draw:end-glue-point="2" svg:d="M5000 17005v-3803" svg:viewBox="0 0 1 3804">
          <text:p/>
        </draw:connector>
        <draw:connector draw:style-name="gr6" draw:text-style-name="P7" draw:layer="layout" svg:x1="11cm" svg:y1="14.404cm" svg:x2="5cm" svg:y2="13.202cm" draw:start-shape="id9" draw:start-glue-point="0" draw:end-shape="id6" draw:end-glue-point="2" svg:d="M11000 14404v-600h-6000v-602" svg:viewBox="0 0 6001 1203">
          <text:p/>
        </draw:connector>
        <draw:connector draw:style-name="gr6" draw:text-style-name="P7" draw:layer="layout" svg:x1="5cm" svg:y1="17.005cm" svg:x2="11cm" svg:y2="15.603cm" draw:start-shape="id8" draw:start-glue-point="4" draw:end-shape="id9" draw:end-glue-point="2" svg:d="M5000 17005v-700h6000v-702" svg:viewBox="0 0 6001 1403">
          <text:p/>
        </draw:connector>
        <draw:connector draw:style-name="gr6" draw:text-style-name="P7" draw:layer="layout" draw:line-skew="-0.903cm" svg:x1="11cm" svg:y1="14.404cm" svg:x2="5cm" svg:y2="10.201cm" draw:start-shape="id9" draw:start-glue-point="0" draw:end-shape="id7" draw:end-glue-point="2" svg:d="M11000 14404v-3004h-6000v-1199" svg:viewBox="0 0 6001 420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22T12:34:39.663585527</meta:creation-date>
    <meta:generator>LibreOffice/6.4.3.2$MacOSX_X86_64 LibreOffice_project/747b5d0ebf89f41c860ec2a39efd7cb15b54f2d8</meta:generator>
    <dc:date>2020-05-22T13:08:33.181145694</dc:date>
    <meta:editing-duration>PT8M26S</meta:editing-duration>
    <meta:editing-cycles>1</meta:editing-cycles>
    <meta:document-statistic meta:object-count="33"/>
  </office:meta>
</office:document-meta>
</file>